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4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5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6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7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</office:automatic-styles>
  <office:body>
    <office:text>
      <text:p text:style-name="Heading 1">Geopublisher and AtlasStyler</text:p>
      <text:p text:style-name="Heading 2">About AtlasStyler</text:p>
      <text:p text:style-name="Normal"><text:span text:style-name="T1">AtlasStyler</text:span> is a user-friendly application to style geodata. The resulting styles can be saved to XML files that follow the OGC <text:span text:style-name="T2">SLD/SE standard 1.0.</text:span></text:p>
      <text:p text:style-name="Normal">The created SLD files are compatibel with GeoServer, uDig, Geotools-based applications and all other programs that use the OGC SLD standard.</text:p>
      <text:p text:style-name="Normal">The application provides a multiplicity of intuitive dialogs that allow to create style productively - without dealing with any XML. You can apply abstract classifications like <text:span text:style-name="T1">unique values</text:span>, <text:span text:style-name="T1">colored quantiles</text:span> or <text:span text:style-name="T1">equal distance</text:span>; additionally you have integrated access to an <text:span text:style-name="T1">online symbol-database</text:span>. You can create and save symbols in the SymbolEditor and<text:span text:style-name="T1"> reuse you symbols </text:span>in classifications or other projects.</text:p>
      <text:p text:style-name="Heading 2">About Geopublisher</text:p>
      <text:p text:style-name="Normal">Geopublisher is an atlas authoring system which allows easy publication of <text:span text:style-name="T1">geo-data, documents, images, videos, </text:span>and<text:span text:style-name="T1"> statistics</text:span> in form of <text:span text:style-name="T1">digital multimedia atlases</text:span>. These atlases can be understood as minimal, pre-configured end-user GIS which offer selected <text:span text:style-name="T1">functionality only where its meaningful</text:span>.<text:line-break/> Geopublisher provides tools for <text:span text:style-name="T1">quality assurance</text:span> and <text:span text:style-name="T1">multilingual meta-data management</text:span>. No in-depth knowledge of HTML, SLD or XML is required to create an atlas. Atlases can be <text:span text:style-name="T1">directly published on CD, DVD, memory stick, external hard-drive </text:span>or the<text:span text:style-name="T1"> Internet</text:span>. The software is platform-independent and <text:a xlink:href="http://en.geopublishing.org/Licenses"><text:span text:style-name="T1">Open-Source</text:span></text:a>.</text:p>
      <text:p text:style-name="Heading 3">Features as a glance:</text:p>
      <text:p text:style-name="Normal">Geopublishing.org software has some unique features which make it especially applicable in the fields of <text:span text:style-name="T1">international research</text:span>, <text:span text:style-name="T1">participatory GIS</text:span>, <text:span text:style-name="T1">capacity building</text:span>, and <text:span text:style-name="T1">development cooperation</text:span>. These features include:</text:p>
      <text:list text:style-name="L1">
        <text:list-item>
          <text:p text:style-name="P1"><text:tab/>Atlases created with Geopublisher are <text:span text:style-name="T1">simplified end-user GIS</text:span> with selected <text:span text:style-name="T1">functionality available only where it's meaningful</text:span>.</text:p>
        </text:list-item>
        <text:list-item>
          <text:p text:style-name="P1"><text:tab/>Hybrid<text:span text:style-name="T1"> online and offline atlases</text:span> make geo-data accessible in areas beyond the <text:span text:style-name="T1">digital divide</text:span>.</text:p>
        </text:list-item>
        <text:list-item>
          <text:p text:style-name="P1"><text:tab/><text:span text:style-name="T1">Multilingual management</text:span> of <text:span text:style-name="T1">meta-data</text:span> avoids redundancies and allows for the quick release of updated atlases.</text:p>
        </text:list-item>
        <text:list-item>
          <text:p text:style-name="P1"><text:tab/>Integrated <text:span text:style-name="T1">WYSIWYG editors</text:span> for <text:span text:style-name="T1">SLD</text:span> and <text:span text:style-name="T1">HTML</text:span> allow geopublishing without knowledge of SLD, XML or HTML.</text:p>
        </text:list-item>
        <text:list-item>
          <text:p text:style-name="P1"><text:tab/>All software is <text:a xlink:href="http://en.geopublishing.org/Licenses">Free and Open-Source Software</text:a> compliant with OGC standards.</text:p>
        </text:list-item>
        <text:list-item>
          <text:p text:style-name="P1"><text:tab/>Geopublisher + QuantumGIS + OpenOffice provide a free Open-Source Geopublishing desktop.</text:p>
        </text:list-item>
      </text:list>
      <text:p text:style-name="Normal">Detailed feature list <text:a xlink:href="http://%20en.geopublishing.org/features">available online</text:a>.</text:p>
      <text:p text:style-name="Heading 3">Technical details:</text:p>
      <text:list text:style-name="L2">
        <text:list-item>
          <text:p text:style-name="P1"><text:tab/><text:span text:style-name="T1">Platform independence</text:span>: developed in <text:span text:style-name="T1">Java</text:span>, Geopublisher and its atlases run on Mac OS, Windows and Linux.</text:p>
        </text:list-item>
        <text:list-item>
          <text:p text:style-name="P1"><text:tab/>Styling based on <text:span text:style-name="T1">OGC SLD</text:span> standard.</text:p>
        </text:list-item>
        <text:list-item>
          <text:p text:style-name="P1"><text:tab/>Offline atlases run directly from any media - Java does not have to be installed.</text:p>
        </text:list-item>
        <text:list-item>
          <text:p text:style-name="P1"><text:tab/>Supports <text:span text:style-name="T1">tiled image pyramids</text:span> for <text:span text:style-name="T1">big raster data</text:span>.</text:p>
        </text:list-item>
      </text:list>
      <text:p text:style-name="Heading 3">Support:</text:p>
      <text:p text:style-name="Normal">All software is <text:a xlink:href="http://en.geopublishing.org/Licenses">OpenSouce</text:a> and can be downloaded from the project web page. For special challenges, the Bonn-based company <text:a xlink:href="http%3a//www.wikisquare.de">wikisquare</text:a> is providing commercial support, including <text:span text:style-name="T1">trainings</text:span>, special feature development, online <text:span text:style-name="T1">atlas hosting</text:span> and <text:span text:style-name="T1">complete atlas creation</text:span>: <text:a xlink:href="http%3a//www.wikisquare.de">www.wikisquare.de</text:a></text:p>
      <text:p text:style-name="Heading 2">Geopublisher and AtlasStyler Documentation</text:p>
      <text:p text:style-name="Normal">The multilingual (de, en, fr) webpage at http://(en|de|fr).geopublishing.org provides a good resource for documentation about Geopublisher and AtlasStyler. Also consider to join the mailinglist for Geopublisher and AtlasStyler users: <text:a xlink:href="http://lists.wald.intevation.org/mailman/listinfo/atlas-framework-users">atlas-framework-users</text:a>. However, the following PDF documentation is now locally installed on your computer in folder <text:span text:style-name="T1">/usr/share/doc/geopublishing</text:span>:</text:p>
      <text:p text:style-name="Heading 3">Manuals</text:p>
      <text:p text:style-name="Normal">AtlasViewer (How to use atlases created with Geopublisher)</text:p>
      <text:list text:style-name="L3">
        <text:list-item>
          <text:p text:style-name="P1"><text:tab/><text:a xlink:href="file:///usr/share/doc/geopublishing/AtlasViewer_v1.3_FR_Manual_090522.pdf">AtlasViewer manual, French, Created for version 1.3</text:a></text:p>
        </text:list-item>
        <text:list-item>
          <text:p text:style-name="P1"><text:tab/><text:a xlink:href="file:///usr/share/doc/geopublishing/AtlasViewer_v1.3_EN_Manual_090522.pdf">AtlasViewer manual, English, Created for version 1.3</text:a></text:p>
        </text:list-item>
        <text:list-item>
          <text:p text:style-name="P1"><text:tab/><text:a xlink:href="file:///usr/share/doc/geopublishing/AtlasViewer_v1.3_DE_Handbuch_090522.pdf">AtlasViewer manual, German, Created for version 1.3</text:a></text:p>
        </text:list-item>
      </text:list>
      <text:p text:style-name="Normal">AtlasStyler (Styling layers with SLD)</text:p>
      <text:list text:style-name="L4">
        <text:list-item>
          <text:p text:style-name="P1"><text:tab/><text:a xlink:href="file:///usr/share/doc/geopublishing/AtlasStyler_v1.2_DE_Handbuch_090601.pdf">AtlasStyler manual, German, Created for version 1.2</text:a></text:p>
        </text:list-item>
      </text:list>
      <text:p text:style-name="Normal">Geopublisher (Create and export atlases)</text:p>
      <text:list text:style-name="L5">
        <text:list-item>
          <text:p text:style-name="P1"><text:tab/><text:a xlink:href="file:///usr/share/doc/geopublishing/Geopublisher_v1.2_FR_Handbuch_090803.pdf">Geopublisher manual, French, Created for version 1.2</text:a></text:p>
        </text:list-item>
        <text:list-item>
          <text:p text:style-name="P1"><text:tab/><text:a xlink:href="file:///usr/share/doc/geopublishing/Geopublisher_v1.2_DE_Handbuch_090801.pdf">Geopublisher manual, German, Created for version 1.2</text:a></text:p>
        </text:list-item>
      </text:list>
      <text:p text:style-name="Heading 3">Tutorials</text:p>
      <text:p text:style-name="Normal">More tutorials are posted as blog entries at <text:a xlink:href="http%3a//en.geopublishing.org">www.geopublishing.org</text:a>. </text:p>
      <text:p text:style-name="Normal">Geopublisher (Create and export atlases)</text:p>
      <text:list text:style-name="L6">
        <text:list-item>
          <text:p text:style-name="P1"><text:tab/><text:a xlink:href="file:///usr/share/doc/geopublishing/tutorial_Geopublisher_1/HandsOn-Geopublisher1_EN.pdf">First "Hands on Geopublisher" tutorial, English, Created for version 1.3</text:a></text:p>
        </text:list-item>
        <text:list-item>
          <text:p text:style-name="P1"><text:tab/><text:a xlink:href="file:///usr/share/doc/geopublishing/tutorial_Geopublisher_1/HandsOn-Geopublisher1_FR.pdf">First "Hands on Geopublisher" tutorial, French, Created for version 1.3</text:a></text:p>
        </text:list-item>
        <text:list-item>
          <text:p text:style-name="P1"><text:tab/><text:a xlink:href="file:///usr/share/doc/geopublishing/tutorial_Geopublisher_2/HandsOn-Geopublisher2_EN.pdf">Second "Hands on Geopublisher" tutorial, English, Created for version 1.3</text:a></text:p>
        </text:list-item>
        <text:list-item>
          <text:p text:style-name="P1"><text:tab/><text:a xlink:href="file:///usr/share/doc/geopublishing/tutorial_Geopublisher_2/HandsOn-Geopublisher2_FR.pdf">Second "Hands on Geopublisher" tutorial, French, Created for version 1.3</text:a></text:p>
        </text:list-item>
      </text:list>
      <text:p text:style-name="Normal">AtlasStyler (Styling layers with SLD)</text:p>
      <text:list text:style-name="L7">
        <text:list-item>
          <text:p text:style-name="P1"><text:tab/><text:a xlink:href="file:///usr/share/doc/geopublishing/tutorial_AtlasStyler_Labelling/AtlasStyler_v1.3_EN_LabellingTutorial_091012.pdf">AtlasStyler Labelling tutorial, English, Created for version 1.3</text:a></text:p>
        </text:list-item>
        <text:list-item>
          <text:p text:style-name="P1"><text:tab/><text:a xlink:href="file:///usr/share/doc/geopublishing/tutorial_AtlasStyler_Labelling/AtlasStyler_v1.3_FR_Tutoriel_etiquetage_091012.pdf">AtlasStyler tutoriel d'étiquetage SLD, French, Created for version 1.3</text:a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